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M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2.38" calcext:value-type="float">
            <text:p>2,38</text:p>
          </table:table-cell>
          <table:table-cell table:formula="of:=ROUND(AVERAGE([.C2:.C22]);2)" office:value-type="float" office:value="3.24" calcext:value-type="float">
            <text:p>3,24</text:p>
          </table:table-cell>
          <table:table-cell table:formula="of:=ROUND(AVERAGE([.D2:.D22]);2)" office:value-type="float" office:value="4.38" calcext:value-type="float">
            <text:p>4,38</text:p>
          </table:table-cell>
          <table:table-cell table:formula="of:=ROUND(AVERAGE([.E2:.E22]);2)" office:value-type="float" office:value="5.1" calcext:value-type="float">
            <text:p>5,1</text:p>
          </table:table-cell>
          <table:table-cell table:formula="of:=ROUND(AVERAGE([.F2:.F22]);2)" office:value-type="float" office:value="13.86" calcext:value-type="float">
            <text:p>13,86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3.14" calcext:value-type="float">
            <text:p>3,14</text:p>
          </table:table-cell>
          <table:table-cell table:formula="of:=ROUND(STDEV([.C2:.C22]);2)" office:value-type="float" office:value="2.74" calcext:value-type="float">
            <text:p>2,74</text:p>
          </table:table-cell>
          <table:table-cell table:formula="of:=ROUND(STDEV([.D2:.D22]);2)" office:value-type="float" office:value="3.69" calcext:value-type="float">
            <text:p>3,69</text:p>
          </table:table-cell>
          <table:table-cell table:formula="of:=ROUND(STDEV([.E2:.E22]);2)" office:value-type="float" office:value="3.24" calcext:value-type="float">
            <text:p>3,24</text:p>
          </table:table-cell>
          <table:table-cell table:formula="of:=ROUND(STDEV([.F2:.F22]);2)" office:value-type="float" office:value="10.94" calcext:value-type="float">
            <text:p>10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19T14:33:38.597262605</dc:date>
    <meta:editing-duration>PT11H5M21S</meta:editing-duration>
    <meta:editing-cycles>6</meta:editing-cycles>
    <meta:document-statistic meta:table-count="1" meta:cell-count="144" meta:object-count="0"/>
  </office:meta>
</office:document-meta>
</file>